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ca6a2" draw:textarea-horizontal-align="justify" draw:textarea-vertical-align="middle" draw:auto-grow-height="false" fo:min-height="4.24cm" fo:min-width="3.99cm"/>
      <style:paragraph-properties style:writing-mode="lr-tb"/>
    </style:style>
    <style:style style:name="gr2" style:family="graphic" style:parent-style-name="standard">
      <style:graphic-properties draw:fill-color="#b6192a" draw:opacity="100%" draw:textarea-horizontal-align="justify" draw:textarea-vertical-align="middle" draw:auto-grow-height="false" fo:min-height="2.444cm" fo:min-width="2.19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bca6a2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b6192a" draw:opacity="10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custom-shape draw:style-name="gr1" draw:text-style-name="P1" draw:layer="layout" svg:width="6.35cm" svg:height="6.35cm" svg:x="6.3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81cm" svg:height="3.81cm" svg:x="7.62cm" svg:y="6.35cm">
          <text:p text:style-name="P2"><text:span text:style-name="T1">Functional</text:span></text:p>
          <text:p text:style-name="P2"><text:span text:style-name="T1">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715cm" svg:height="1.673cm" svg:x="7.468cm" svg:y="5.512cm">
          <draw:text-box>
            <text:p><text:span text:style-name="T2">Imperative Shel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4T22:46:10.358765218</meta:creation-date>
    <dc:date>2022-09-15T00:03:07.251914155</dc:date>
    <meta:editing-duration>PT1H6M46S</meta:editing-duration>
    <meta:editing-cycles>1</meta:editing-cycles>
    <meta:document-statistic meta:object-count="27"/>
    <meta:generator>LibreOffice/7.3.5.2$Linux_X86_64 LibreOffice_project/30$Build-2</meta:generator>
  </office:meta>
</office:document-meta>
</file>